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2680" officeooo:paragraph-rsid="002038c6"/>
    </style:style>
    <style:style style:name="P2" style:family="paragraph" style:parent-style-name="Standard">
      <style:text-properties officeooo:rsid="000d2680" officeooo:paragraph-rsid="0021fa8e"/>
    </style:style>
    <style:style style:name="P3" style:family="paragraph" style:parent-style-name="Standard">
      <style:text-properties officeooo:rsid="000d2680" officeooo:paragraph-rsid="00238427"/>
    </style:style>
    <style:style style:name="P4" style:family="paragraph" style:parent-style-name="Standard">
      <style:text-properties officeooo:rsid="000d2680" officeooo:paragraph-rsid="003cb033"/>
    </style:style>
    <style:style style:name="P5" style:family="paragraph" style:parent-style-name="Standard">
      <style:text-properties officeooo:rsid="000d2680" officeooo:paragraph-rsid="0045846f"/>
    </style:style>
    <style:style style:name="P6" style:family="paragraph" style:parent-style-name="Standard">
      <style:text-properties officeooo:rsid="000ea5e1" officeooo:paragraph-rsid="002038c6"/>
    </style:style>
    <style:style style:name="P7" style:family="paragraph" style:parent-style-name="Standard">
      <style:text-properties officeooo:rsid="000ea5e1" officeooo:paragraph-rsid="0045846f"/>
    </style:style>
    <style:style style:name="P8" style:family="paragraph" style:parent-style-name="Standard">
      <style:text-properties officeooo:rsid="001ed8bb" officeooo:paragraph-rsid="002038c6"/>
    </style:style>
    <style:style style:name="P9" style:family="paragraph" style:parent-style-name="Standard">
      <style:text-properties officeooo:rsid="0025b29a" officeooo:paragraph-rsid="0025b29a"/>
    </style:style>
    <style:style style:name="P10" style:family="paragraph" style:parent-style-name="Standard">
      <style:text-properties officeooo:rsid="00303002" officeooo:paragraph-rsid="00303002"/>
    </style:style>
    <style:style style:name="P11" style:family="paragraph" style:parent-style-name="Standard">
      <style:text-properties officeooo:rsid="00446c8b" officeooo:paragraph-rsid="0045846f"/>
    </style:style>
    <style:style style:name="P12" style:family="paragraph" style:parent-style-name="Standard">
      <style:text-properties officeooo:rsid="003cb033" officeooo:paragraph-rsid="0045846f"/>
    </style:style>
    <style:style style:name="P13" style:family="paragraph" style:parent-style-name="Standard">
      <style:text-properties officeooo:rsid="003cb033" officeooo:paragraph-rsid="003cb033"/>
    </style:style>
    <style:style style:name="P14" style:family="paragraph" style:parent-style-name="Standard" style:list-style-name="L1">
      <style:text-properties officeooo:rsid="000d2680" officeooo:paragraph-rsid="002038c6"/>
    </style:style>
    <style:style style:name="P15" style:family="paragraph" style:parent-style-name="Standard">
      <style:text-properties officeooo:rsid="000d2680" officeooo:paragraph-rsid="00507de6"/>
    </style:style>
    <style:style style:name="P16" style:family="paragraph" style:parent-style-name="Standard">
      <style:text-properties officeooo:rsid="0021fa8e" officeooo:paragraph-rsid="0021fa8e"/>
    </style:style>
    <style:style style:name="P17" style:family="paragraph" style:parent-style-name="Standard">
      <style:text-properties officeooo:rsid="00238427" officeooo:paragraph-rsid="00238427"/>
    </style:style>
    <style:style style:name="P18" style:family="paragraph" style:parent-style-name="Standard">
      <style:text-properties officeooo:rsid="002f1c65" officeooo:paragraph-rsid="00321500"/>
    </style:style>
    <style:style style:name="P19" style:family="paragraph" style:parent-style-name="Standard">
      <style:text-properties officeooo:rsid="00346fa2" officeooo:paragraph-rsid="00346fa2"/>
    </style:style>
    <style:style style:name="P20" style:family="paragraph" style:parent-style-name="Standard">
      <style:text-properties officeooo:rsid="00147e8f" officeooo:paragraph-rsid="002038c6"/>
    </style:style>
    <style:style style:name="P21" style:family="paragraph" style:parent-style-name="Standard">
      <style:text-properties fo:font-weight="bold" officeooo:rsid="000d2680" officeooo:paragraph-rsid="002038c6" style:font-weight-asian="bold" style:font-weight-complex="bold"/>
    </style:style>
    <style:style style:name="P22" style:family="paragraph" style:parent-style-name="Standard">
      <style:text-properties fo:font-weight="bold" officeooo:rsid="000d2680" officeooo:paragraph-rsid="00507de6" style:font-weight-asian="bold" style:font-weight-complex="bold"/>
    </style:style>
    <style:style style:name="P23" style:family="paragraph" style:parent-style-name="Standard" style:list-style-name="L2">
      <style:text-properties officeooo:paragraph-rsid="0054cdcb"/>
    </style:style>
    <style:style style:name="P24" style:family="paragraph" style:parent-style-name="Standard" style:list-style-name="L2">
      <style:text-properties officeooo:rsid="005678fb" officeooo:paragraph-rsid="005678fb"/>
    </style:style>
    <style:style style:name="P25" style:family="paragraph" style:parent-style-name="Standard" style:list-style-name="L2">
      <style:text-properties officeooo:rsid="00586556" officeooo:paragraph-rsid="00586556"/>
    </style:style>
    <style:style style:name="P26" style:family="paragraph" style:parent-style-name="Standard">
      <style:text-properties officeooo:rsid="00586556" officeooo:paragraph-rsid="00586556"/>
    </style:style>
    <style:style style:name="T1" style:family="text">
      <style:text-properties officeooo:rsid="0018480b"/>
    </style:style>
    <style:style style:name="T2" style:family="text">
      <style:text-properties officeooo:rsid="00208982"/>
    </style:style>
    <style:style style:name="T3" style:family="text">
      <style:text-properties officeooo:rsid="0021fa8e"/>
    </style:style>
    <style:style style:name="T4" style:family="text">
      <style:text-properties officeooo:rsid="00238427"/>
    </style:style>
    <style:style style:name="T5" style:family="text">
      <style:text-properties officeooo:rsid="00277cd3"/>
    </style:style>
    <style:style style:name="T6" style:family="text">
      <style:text-properties officeooo:rsid="0044b1de"/>
    </style:style>
    <style:style style:name="T7" style:family="text">
      <style:text-properties officeooo:rsid="00507de6"/>
    </style:style>
    <style:style style:name="T8" style:family="text">
      <style:text-properties officeooo:rsid="00512ed7"/>
    </style:style>
    <style:style style:name="T9" style:family="text">
      <style:text-properties officeooo:rsid="0052b191"/>
    </style:style>
    <style:style style:name="T10" style:family="text">
      <style:text-properties officeooo:rsid="00533dee"/>
    </style:style>
    <style:style style:name="T11" style:family="text">
      <style:text-properties officeooo:rsid="0054cd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o program the ESC : page <text:span text:style-name="T9">7-</text:span>9 manual:</text:p>
      <text:p text:style-name="P1"/>
      <text:p text:style-name="P12">In general:</text:p>
      <text:p text:style-name="P7">The green LED signals the item number, ie. if it flashes once this is the “running mode” entry.</text:p>
      <text:p text:style-name="P7">The red LED signals the <text:span text:style-name="T1">current items </text:span>value, ie. if it flashes once this is “Forward with break”</text:p>
      <text:p text:style-name="P11">Settings can be selected by releasing and pressing the SET button <text:span text:style-name="T6">as described below</text:span></text:p>
      <text:p text:style-name="P5"/>
      <text:list xml:id="list6890257680783874780" text:style-name="L1">
        <text:list-item>
          <text:p text:style-name="P14">turn off ESC</text:p>
        </text:list-item>
        <text:list-item>
          <text:p text:style-name="P14">turn on transmitter</text:p>
        </text:list-item>
        <text:list-item>
          <text:p text:style-name="P14">hold set key <text:span text:style-name="T4">and keep it pressed</text:span></text:p>
        </text:list-item>
        <text:list-item>
          <text:p text:style-name="P14">switch on ESC</text:p>
        </text:list-item>
      </text:list>
      <text:p text:style-name="P1"/>
      <text:p text:style-name="P16">Keep holding down the SET button!</text:p>
      <text:p text:style-name="P2"/>
      <text:p text:style-name="P2"><text:span text:style-name="T3">The </text:span>Red LED flashes <text:span text:style-name="T2">8 or 9 times and the ESC enters the programmable mode.</text:span></text:p>
      <text:p text:style-name="P4"/>
      <text:p text:style-name="P13">Next the green LED flashes once.</text:p>
      <text:p text:style-name="P9">This indicates th<text:span text:style-name="T5">at currently </text:span>item number <text:span text:style-name="T5">1 “running mode” is selected</text:span>.</text:p>
      <text:p text:style-name="P17">To program item 1 release the SET key.</text:p>
      <text:p text:style-name="P17">To program one of the next items keep the SET button pressed until the ESC has increased the item number and the green LED has flashed the corresponding number of times.</text:p>
      <text:p text:style-name="P3"/>
      <text:p text:style-name="P17">Once the item number is selected by releasing the SET button, the red LED indicates the items’s current value by flashing the corresponding number of times.</text:p>
      <text:p text:style-name="P18">With short breaks the ESC will continue to indicate the currently selected items value.</text:p>
      <text:p text:style-name="P10">To keep the current value switch off the ESC.</text:p>
      <text:p text:style-name="P19">To increase the item’s value give the SET button a short push.</text:p>
      <text:p text:style-name="P19">The ESC will now indicate the new value by flashing accordingly.</text:p>
      <text:p text:style-name="P20">End the programming by switching off the ESC.</text:p>
      <text:p text:style-name="P1"/>
      <text:p text:style-name="P6"/>
      <text:p text:style-name="P22">To <text:span text:style-name="T7">calibrate the </text:span>ESC <text:span text:style-name="T8">with the RC signal range</text:span> : page <text:span text:style-name="T10">6</text:span> manual:</text:p>
      <text:p text:style-name="P15"/>
      <text:list xml:id="list393759365787848328" text:style-name="L2">
        <text:list-item>
          <text:p text:style-name="P23"><text:span text:style-name="T11">turn off ESC</text:span></text:p>
        </text:list-item>
        <text:list-item>
          <text:p text:style-name="P24">turn on RC with throttle in REV</text:p>
        </text:list-item>
        <text:list-item>
          <text:p text:style-name="P24">press the SET key and turn on the ESC</text:p>
        </text:list-item>
        <text:list-item>
          <text:p text:style-name="P24">as soon as the red light flashes release the SET key, the red light keeps flashing</text:p>
        </text:list-item>
        <text:list-item>
          <text:p text:style-name="P25">the RC should be on neutral, i.e. the controller software should output 1.5ms</text:p>
        </text:list-item>
        <text:list-item>
          <text:p text:style-name="P25">then press the SET key, there is one green light signal</text:p>
        </text:list-item>
        <text:list-item>
          <text:p text:style-name="P25">the RC should now output the max forward signal, I.e the controller output needs to be 2ms.</text:p>
        </text:list-item>
        <text:list-item>
          <text:p text:style-name="P25">Then press the SET key again, there are 2 green light signals</text:p>
        </text:list-item>
        <text:list-item>
          <text:p text:style-name="P25">the RC should now output the max backward signal, I.e the controller output should be 1ms</text:p>
        </text:list-item>
        <text:list-item>
          <text:p text:style-name="P25">press the SET key one last time, there are 3 green light signals.</text:p>
        </text:list-item>
        <text:list-item>
          <text:p text:style-name="P25">Then turn of the ESC and wait 3s before turning on </text:p>
        </text:list-item>
      </text:list>
      <text:p text:style-name="P26">The ESC is now calibrated to the range of the RC, or here to the range of the controller between 1ms and 2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0:14:49.207948111</meta:creation-date>
    <dc:date>2019-10-12T16:08:11.279491361</dc:date>
    <meta:editing-duration>PT37M57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412" meta:character-count="2128" meta:non-whitespace-character-count="1764"/>
  </office:meta>
</office:document-meta>
</file>